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Uni HCI Notes</text:p>
      <text:p text:style-name="Subtitle">Notes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These study materials are heavily based on <text:a xlink:type="simple" xlink:href="https://www.hdm-stuttgart.de/vorlesung_detail?vorlid=5212274" office:name=""><text:span text:style-name="Definition">professor Zimmermann’s “Human-Computer Interaction” lecture at HdM Stuttgart</text:span></text:a> and prior work of fellow students.</text:p>
      <text:h text:style-name="Heading_20_1" text:outline-level="1"><text:bookmark-start text:name="definition-usability"/>Definition Usability<text:bookmark-end text:name="definition-usability"/></text:h>
      <text:p text:style-name="First_20_paragraph">“Extend to which a system, product or service can be used by <text:span text:style-name="T1">specified users</text:span> to achieve <text:span text:style-name="T1">specified goals</text:span> with <text:span text:style-name="T2">effectiveness, efficiency and satisfaction</text:span> in a <text:span text:style-name="T1">specified context of use</text:span>”</text:p>
      <text:h text:style-name="Heading_20_1" text:outline-level="1"><text:bookmark-start text:name="definition-user-experience"/>Definition User Experience<text:bookmark-end text:name="definition-user-experience"/></text:h>
      <text:p text:style-name="First_20_paragraph">“Person’s <text:span text:style-name="T1">perceptions and responses</text:span> resulting from the user and/or anticipated use of a product, system or service” (auf den ganzen Lebenszyklus bezogen)</text:p>
      <text:h text:style-name="Heading_20_1" text:outline-level="1"><text:bookmark-start text:name="definition-geste"/>Definition Geste<text:bookmark-end text:name="definition-geste"/></text:h>
      <text:p text:style-name="First_20_paragraph">“<text:span text:style-name="T1">Movement or posture</text:span> of the <text:span text:style-name="T1">whole body or parts</text:span> of the body”</text:p>
      <text:h text:style-name="Heading_20_1" text:outline-level="1"><text:bookmark-start text:name="definition-accessibility"/>Definition Accessibility<text:bookmark-end text:name="definition-accessibility"/></text:h>
      <text:p text:style-name="First_20_paragraph">“Extent to which products, systems, services, environments and facilities can be used by people from a population with the <text:span text:style-name="T1">widest range of user needs, characteristics and capabilities</text:span> to achieve <text:span text:style-name="T1">identified goals</text:span> in <text:span text:style-name="T1">identified contexts of use</text:span>”</text:p>
      <text:h text:style-name="Heading_20_1" text:outline-level="1"><text:bookmark-start text:name="definition-universal-design"/>Definition Universal Design<text:bookmark-end text:name="definition-universal-design"/></text:h>
      <text:p text:style-name="First_20_paragraph">“Universal design is the design of different products and environments to be usable by <text:span text:style-name="T1">all people</text:span>, to the <text:span text:style-name="T1">greatest extent</text:span> possible <text:span text:style-name="T1">without</text:span> the need for <text:span text:style-name="T1">adaption</text:span> or <text:span text:style-name="T1">specialized design</text:span>”</text:p>
      <text:h text:style-name="Heading_20_1" text:outline-level="1"><text:bookmark-start text:name="definition-behinderung"/>Definition Behinderung<text:bookmark-end text:name="definition-behinderung"/></text:h>
      <text:p text:style-name="First_20_paragraph">Produkt aus …</text:p>
      <text:list text:style-name="L1">
        <text:list-item>
          <text:p text:style-name="P2">Körperlichen Behinderungen</text:p>
        </text:list-item>
        <text:list-item>
          <text:p text:style-name="P2">Tätigkeit</text:p>
        </text:list-item>
        <text:list-item>
          <text:p text:style-name="P2">Sozialem Umfeld</text:p>
        </text:list-item>
        <text:list-item>
          <text:p text:style-name="P2">Umgebung</text:p>
        </text:list-item>
      </text:list>
      <text:h text:style-name="Heading_20_1" text:outline-level="1"><text:bookmark-start text:name="medientypen"/>Medientypen<text:bookmark-end text:name="medientypen"/></text:h>
      <text:list text:style-name="L2">
        <text:list-item>
          <text:p text:style-name="P3">Dynamische Medien: Ändern sich mit der Zeit</text:p>
        </text:list-item>
        <text:list-item>
          <text:p text:style-name="P3">Statische Medien: Ändern sich nicht mit der Zeit</text:p>
        </text:list-item>
        <text:list-item>
          <text:p text:style-name="P3">Multimedia: Kombination aus dynamischen &amp; statischen Medien, steuerbar</text:p>
        </text:list-item>
      </text:list>
      <text:h text:style-name="Heading_20_1" text:outline-level="1"><text:bookmark-start text:name="folgen-schlechter-usability"/>Folgen schlechter Usability<text:bookmark-end text:name="folgen-schlechter-usability"/></text:h>
      <text:list text:style-name="L3">
        <text:list-item>
          <text:p text:style-name="P4">Frustration &amp; Unzufriendenheit</text:p>
        </text:list-item>
        <text:list-item>
          <text:p text:style-name="P4">Belastung</text:p>
        </text:list-item>
        <text:list-item>
          <text:p text:style-name="P4">Umsatz- und Imageverlust</text:p>
        </text:list-item>
      </text:list>
      <text:h text:style-name="Heading_20_1" text:outline-level="1"><text:bookmark-start text:name="regulationsebenen-nach-winfried-hacker"/>Regulationsebenen nach Winfried Hacker<text:bookmark-end text:name="regulationsebenen-nach-winfried-hacker"/></text:h>
      <text:list text:style-name="L4">
        <text:list-item>
          <text:p text:style-name="P5">Intellektuelle Regulationsebene (Formular ausfüllen)</text:p>
        </text:list-item>
        <text:list-item>
          <text:p text:style-name="P5">Ebene der flexiblen Handlungsmuster (Zähneputzen)</text:p>
        </text:list-item>
        <text:list-item>
          <text:p text:style-name="P5">Sensomotorische Regulationsebene (Aufschrecken nach lautem Ton)</text:p>
        </text:list-item>
      </text:list>
      <text:h text:style-name="Heading_20_1" text:outline-level="1"><text:bookmark-start text:name="handlungsschritte-nach-d.-norman"/>7 Handlungsschritte nach D. Norman<text:bookmark-end text:name="handlungsschritte-nach-d.-norman"/></text:h>
      <text:list text:style-name="L5">
        <text:list-item>
          <text:p text:style-name="P6">Gulf of Execution</text:p>
          <text:list text:style-name="L6">
            <text:list-item>
              <text:p text:style-name="P7">Formulieren (Man weiß nicht was Licht ist)</text:p>
            </text:list-item>
            <text:list-item>
              <text:p text:style-name="P7">Planen (Man weiß nicht wie man den Lichtschalter bedient)</text:p>
            </text:list-item>
            <text:list-item>
              <text:p text:style-name="P7">Ausführen (Der Lichtschalter ist nicht erreichbar)</text:p>
            </text:list-item>
          </text:list>
        </text:list-item>
        <text:list-item>
          <text:p text:style-name="P6">Einwirkung &amp; Reaktion</text:p>
        </text:list-item>
        <text:list-item>
          <text:p text:style-name="P6">Gulf of Evaluation</text:p>
          <text:list text:style-name="L7">
            <text:list-item>
              <text:p text:style-name="P8">Wahrnehmen (Nach dem Kauf keine Bestätigung)</text:p>
            </text:list-item>
            <text:list-item>
              <text:p text:style-name="P8">Intepretieren (Nach dem Kauf wird man auf die Home-Seite geleitet)</text:p>
            </text:list-item>
            <text:list-item>
              <text:p text:style-name="P8">Vergleichen (Auf Zustand “aus” folgt Zustand “500 Kartoffeln”)</text:p>
            </text:list-item>
          </text:list>
        </text:list-item>
      </text:list>
      <text:h text:style-name="Heading_20_1" text:outline-level="1"><text:bookmark-start text:name="goms-modell"/>GOMS-Modell<text:bookmark-end text:name="goms-modell"/></text:h>
      <text:list text:style-name="L8">
        <text:list-item>
          <text:p text:style-name="P9">Goals (Ziel)</text:p>
        </text:list-item>
        <text:list-item>
          <text:p text:style-name="P9">Operation (Operation, mit welcher das Ziel erreicht wird)</text:p>
        </text:list-item>
        <text:list-item>
          <text:p text:style-name="P9">Methods (Benannte Folge von Operationen)</text:p>
        </text:list-item>
        <text:list-item>
          <text:p text:style-name="P9">Selection Rules (Regeln zur Auswahl von Operatoren oder Methoden)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t (in s)</text:p>
            </table:table-cell>
          </table:table-row>
        </table:table-header-rows>
        <table:table-row>
          <table:table-cell table:style-name="TableRowCell" office:value-type="string">
            <text:p text:style-name="Table_20_Contents">Keying</text:p>
          </table:table-cell>
          <table:table-cell table:style-name="TableRowCell" office:value-type="string">
            <text:p text:style-name="Table_20_Contents">0,2</text:p>
          </table:table-cell>
        </table:table-row>
        <table:table-row>
          <table:table-cell table:style-name="TableRowCell" office:value-type="string">
            <text:p text:style-name="Table_20_Contents">Pointing</text:p>
          </table:table-cell>
          <table:table-cell table:style-name="TableRowCell" office:value-type="string">
            <text:p text:style-name="Table_20_Contents">1,1</text:p>
          </table:table-cell>
        </table:table-row>
        <table:table-row>
          <table:table-cell table:style-name="TableRowCell" office:value-type="string">
            <text:p text:style-name="Table_20_Contents">Homing</text:p>
          </table:table-cell>
          <table:table-cell table:style-name="TableRowCell" office:value-type="string">
            <text:p text:style-name="Table_20_Contents">0,4</text:p>
          </table:table-cell>
        </table:table-row>
        <table:table-row>
          <table:table-cell table:style-name="TableRowCell" office:value-type="string">
            <text:p text:style-name="Table_20_Contents">Mentally prepare</text:p>
          </table:table-cell>
          <table:table-cell table:style-name="TableRowCell" office:value-type="string">
            <text:p text:style-name="Table_20_Contents">1,35</text:p>
          </table:table-cell>
        </table:table-row>
        <table:table-row>
          <table:table-cell table:style-name="TableRowCell" office:value-type="string">
            <text:p text:style-name="Table_20_Contents">Responding</text:p>
          </table:table-cell>
          <table:table-cell table:style-name="TableRowCell" office:value-type="string">
            <text:p text:style-name="Table_20_Contents">n</text:p>
          </table:table-cell>
        </table:table-row>
      </table:table>
      <text:h text:style-name="Heading_20_1" text:outline-level="1"><text:bookmark-start text:name="grundprinzipien-des-barrierefreien-designs"/>4 Grundprinzipien des Barrierefreien Designs<text:bookmark-end text:name="grundprinzipien-des-barrierefreien-designs"/></text:h>
      <text:p text:style-name="First_20_paragraph">Das Produkt muss für alle Menschen …</text:p>
      <text:p text:style-name="Text_20_body">WBVK:</text:p>
      <text:list text:style-name="L9">
        <text:list-item>
          <text:p text:style-name="P10">Wahrnehmbar sein (Wahrnehmbarkeit; z.B. auch für Blinde)</text:p>
        </text:list-item>
        <text:list-item>
          <text:p text:style-name="P10">Bedienbar sein (Bedienbarkeit; z.B. Navigierbarkeit)</text:p>
        </text:list-item>
        <text:list-item>
          <text:p text:style-name="P10">Verständlich sein (Verständlichkeit; z.B. einfache Sprache)</text:p>
        </text:list-item>
        <text:list-item>
          <text:p text:style-name="P10">Kompatibel sein (Kompabilität; mit allen Hilfsmitteln kompatibel)</text:p>
        </text:list-item>
      </text:list>
      <text:h text:style-name="Heading_20_1" text:outline-level="1"><text:bookmark-start text:name="dialogprinzipien"/>7 Dialogprinzipien<text:bookmark-end text:name="dialogprinzipien"/></text:h>
      <text:p text:style-name="First_20_paragraph">ASSELFI:</text:p>
      <text:list text:style-name="L10">
        <text:list-item>
          <text:p text:style-name="P11">Aufgabenangemessenheit (Formular: Nicht nach Hobbies fragen beim Sign-Up)</text:p>
        </text:list-item>
        <text:list-item>
          <text:p text:style-name="P11">Selbstbeschreibungsfähigkeit (Keine FAQ notwendig; sollte “intuitiv” sein)</text:p>
        </text:list-item>
        <text:list-item>
          <text:p text:style-name="P11">Steuerbarkeit (Man muss auch “zurückgehen” können)</text:p>
        </text:list-item>
        <text:list-item>
          <text:p text:style-name="P11">Erwartungskonformität (Signal sollte sich wie WhatsApp etc. bedienen lassen)</text:p>
        </text:list-item>
        <text:list-item>
          <text:p text:style-name="P11">Lernförderlichkeit (Passiv-Lernen beim Bedienen; z.B. Tooltips oder Konzepte lernen)</text:p>
        </text:list-item>
        <text:list-item>
          <text:p text:style-name="P11">Fehlertoleranz (Bluescreen sollte Fehlergrund beinhalten)</text:p>
        </text:list-item>
        <text:list-item>
          <text:p text:style-name="P11">Individualisierbarkeit (Toolbars anordnen)</text:p>
        </text:list-item>
      </text:list>
      <text:h text:style-name="Heading_20_1" text:outline-level="1"><text:bookmark-start text:name="methoden-um-usability-zu-maximieren"/>Methoden, um Usability zu maximieren<text:bookmark-end text:name="methoden-um-usability-zu-maximieren"/></text:h>
      <text:list text:style-name="L11">
        <text:list-item>
          <text:p text:style-name="P12">Empirisch: Tests mit Benutzern</text:p>
        </text:list-item>
        <text:list-item>
          <text:p text:style-name="P12">Analytisch-heuristisch: Standards und Richtlinien</text:p>
        </text:list-item>
        <text:list-item>
          <text:p text:style-name="P12">Deduktiv: Auf der Basis von menschlichen Verhalten</text:p>
        </text:list-item>
        <text:list-item>
          <text:p text:style-name="P12">Unsystematisch: Intuition</text:p>
        </text:list-item>
      </text:list>
      <text:h text:style-name="Heading_20_1" text:outline-level="1"><text:bookmark-start text:name="typen-von-touchscreens"/>Typen von Touchscreens<text:bookmark-end text:name="typen-von-touchscreens"/></text:h>
      <text:list text:style-name="L12">
        <text:list-item>
          <text:p text:style-name="P13">Resistiv (Widerstandsdrähte)</text:p>
        </text:list-item>
        <text:list-item>
          <text:p text:style-name="P13">Kapazitiv (Kapazitätsänderung durch Finger)</text:p>
        </text:list-item>
        <text:list-item>
          <text:p text:style-name="P13">Oberflächenwellen (Finger schwächt Wellen ab)</text:p>
        </text:list-item>
        <text:list-item>
          <text:p text:style-name="P13">Infrarot (auf Entfernung schon Eingabe)</text:p>
        </text:list-item>
      </text:list>
      <text:h text:style-name="Heading_20_1" text:outline-level="1"><text:bookmark-start text:name="ziele-der-software-ergonomie"/>Ziele der Software-Ergonomie<text:bookmark-end text:name="ziele-der-software-ergonomie"/></text:h>
      <text:list text:style-name="L13">
        <text:list-item>
          <text:p text:style-name="P14">Effektivität (Kann erreichen)</text:p>
        </text:list-item>
        <text:list-item>
          <text:p text:style-name="P14">Effizienz (Schnell erreichen)</text:p>
        </text:list-item>
        <text:list-item>
          <text:p text:style-name="P14">Zufriedenheit (Man hat Spaß beim bedienen)</text:p>
        </text:list-item>
      </text:list>
      <text:h text:style-name="Heading_20_1" text:outline-level="1"><text:bookmark-start text:name="grundlagen-wissenschaften-der-software-ergonomie"/>Grundlagen-Wissenschaften der Software-Ergonomie<text:bookmark-end text:name="grundlagen-wissenschaften-der-software-ergonomie"/></text:h>
      <text:list text:style-name="L14">
        <text:list-item>
          <text:p text:style-name="P15">Hardware-Ergonomie</text:p>
        </text:list-item>
        <text:list-item>
          <text:p text:style-name="P15">Arbeitswissenschaft</text:p>
        </text:list-item>
        <text:list-item>
          <text:p text:style-name="P15">Physiologie und Psychologie</text:p>
        </text:list-item>
      </text:list>
      <text:h text:style-name="Heading_20_1" text:outline-level="1"><text:bookmark-start text:name="anforderungen-des-anwenders"/>Anforderungen des Anwenders<text:bookmark-end text:name="anforderungen-des-anwenders"/></text:h>
      <text:p text:style-name="First_20_paragraph">Erwartete …</text:p>
      <text:list text:style-name="L15">
        <text:list-item>
          <text:p text:style-name="P16">Funktionalität</text:p>
        </text:list-item>
        <text:list-item>
          <text:p text:style-name="P16">Vorkenntnisse</text:p>
        </text:list-item>
        <text:list-item>
          <text:p text:style-name="P16">Lernbereitschaft des Anwenders</text:p>
        </text:list-item>
        <text:list-item>
          <text:p text:style-name="P16">Organisatorische Randbedingungen</text:p>
        </text:list-item>
        <text:list-item>
          <text:p text:style-name="P16">Soziales Gefüge</text:p>
        </text:list-item>
      </text:list>
      <text:h text:style-name="Heading_20_1" text:outline-level="1"><text:bookmark-start text:name="grundlagenwissschenschaften-für-usability"/>Grundlagenwissschenschaften für Usability<text:bookmark-end text:name="grundlagenwissschenschaften-für-usability"/></text:h>
      <text:list text:style-name="L16">
        <text:list-item>
          <text:p text:style-name="P17">Arbeitswissenschaften</text:p>
        </text:list-item>
        <text:list-item>
          <text:p text:style-name="P17">Informatik</text:p>
        </text:list-item>
        <text:list-item>
          <text:p text:style-name="P17">Design</text:p>
        </text:list-item>
        <text:list-item>
          <text:p text:style-name="P17">Geistes- und Naturwissenschaften</text:p>
        </text:list-item>
        <text:list-item>
          <text:p text:style-name="P17">Anwender</text:p>
        </text:list-item>
      </text:list>
      <text:h text:style-name="Heading_20_1" text:outline-level="1"><text:bookmark-start text:name="richtlinien-zur-barrierefreiheit"/>Richtlinien zur Barrierefreiheit<text:bookmark-end text:name="richtlinien-zur-barrierefreiheit"/></text:h>
      <text:list text:style-name="L17">
        <text:list-item>
          <text:p text:style-name="P18">UN/CRPD (Conventions on the rights of persons with disabilities): Usability ist ein Recht</text:p>
        </text:list-item>
        <text:list-item>
          <text:p text:style-name="P18">EU/WAD (Web Accessibility Directive): Web- und Mobile-Apps von öffentlichen Einrichtungen, Verweis auf HEN 301 549</text:p>
        </text:list-item>
        <text:list-item>
          <text:p text:style-name="P18">EU/EAC (European Accessibility Act): Betriebssysteme, Öffentliche Terminals usw.</text:p>
        </text:list-item>
        <text:list-item>
          <text:p text:style-name="P18">DE/Artikel 3: Niemand darf wg. seiner Behinderung benachteiligt werden</text:p>
        </text:list-item>
        <text:list-item>
          <text:p text:style-name="P18">DE/BGG (Behinderten-Gleichstellungs-Gesetz): Freiwillig; unabhängig von IT</text:p>
        </text:list-item>
        <text:list-item>
          <text:p text:style-name="P18">DE/BITV (Barrierefreie Informationstechnik-Verordnung): WCAG erweitert um DGS und Leichte Sprache für Web-Apps und Mobile-Apps im Inter- und Intranet (AAA/AA)</text:p>
        </text:list-item>
      </text:list>
      <text:h text:style-name="Heading_20_1" text:outline-level="1"><text:bookmark-start text:name="act-modell-adaptive-control-of-thought"/>ACT-Modell (Adaptive Control of Thought)<text:bookmark-end text:name="act-modell-adaptive-control-of-thought"/></text:h>
      <text:p text:style-name="First_20_paragraph">Zahnbürste:</text:p>
      <text:list text:style-name="L18">
        <text:list-item>
          <text:p text:style-name="P19">Knoten: Elektrische Zahbürste</text:p>
        </text:list-item>
        <text:list-item>
          <text:p text:style-name="P19">Kanten: Benutzt man zum …, ist eine …</text:p>
        </text:list-item>
        <text:list-item>
          <text:p text:style-name="P19">Bildsystem und andere Sensorik-Speicher: Zähneputzen, Zahnbürste</text:p>
        </text:list-item>
      </text:list>
      <text:h text:style-name="Heading_20_1" text:outline-level="1"><text:bookmark-start text:name="wimp"/>WIMP<text:bookmark-end text:name="wimp"/></text:h>
      <text:p text:style-name="First_20_paragraph">GIMP auf GNOME 2:</text:p>
      <text:list text:style-name="L19">
        <text:list-item>
          <text:p text:style-name="P20">Window (Hauptfenster: Canvas, Nichtmodale Dialoge: Werkzeugkasten)</text:p>
        </text:list-item>
        <text:list-item>
          <text:p text:style-name="P20">Icon (Radiergummi)</text:p>
        </text:list-item>
        <text:list-item>
          <text:p text:style-name="P20">Menu (File, Edit-Menu etc.)</text:p>
        </text:list-item>
        <text:list-item>
          <text:p text:style-name="P20">Pointing Device (Wii-Controller)</text:p>
        </text:list-item>
      </text:list>
      <text:h text:style-name="Heading_20_1" text:outline-level="1"><text:bookmark-start text:name="codierungsformen"/>Codierungsformen<text:bookmark-end text:name="codierungsformen"/></text:h>
      <text:list text:style-name="L20">
        <text:list-item>
          <text:p text:style-name="P21">Symbole Beliebig</text:p>
        </text:list-item>
        <text:list-item>
          <text:p text:style-name="P21">Bildliche Form 10</text:p>
        </text:list-item>
        <text:list-item>
          <text:p text:style-name="P21">Position 9</text:p>
        </text:list-item>
        <text:list-item>
          <text:p text:style-name="P21">Winkel 8</text:p>
        </text:list-item>
        <text:list-item>
          <text:p text:style-name="P21">Farbton 6</text:p>
        </text:list-item>
        <text:list-item>
          <text:p text:style-name="P21">Schriftgröße 3</text:p>
        </text:list-item>
      </text:list>
      <text:h text:style-name="Heading_20_1" text:outline-level="1"><text:bookmark-start text:name="möglichkeiten-3d-informationen-darzustellen"/>Möglichkeiten, 3D-Informationen darzustellen<text:bookmark-end text:name="möglichkeiten-3d-informationen-darzustellen"/></text:h>
      <text:list text:style-name="L21">
        <text:list-item>
          <text:p text:style-name="P22">Shutterbrille (aktiv)</text:p>
        </text:list-item>
        <text:list-item>
          <text:p text:style-name="P22">Polarisierte Brille (passiv)</text:p>
        </text:list-item>
        <text:list-item>
          <text:p text:style-name="P22">Farbanaglyphenbild-Brillen (Farbinfos gehen verloren)</text:p>
        </text:list-item>
        <text:list-item>
          <text:p text:style-name="P22">3D-Monitor (Blinkwinkel ist relevant)</text:p>
        </text:list-item>
        <text:list-item>
          <text:p text:style-name="P22">Phantom Device</text:p>
        </text:list-item>
        <text:list-item>
          <text:p text:style-name="P22">CAVE</text:p>
        </text:list-item>
      </text:list>
      <text:h text:style-name="Heading_20_1" text:outline-level="1"><text:bookmark-start text:name="mittel-der-realitätserweiterung"/>Mittel der Realitätserweiterung<text:bookmark-end text:name="mittel-der-realitätserweiterung"/></text:h>
      <text:list text:style-name="L22">
        <text:list-item>
          <text:p text:style-name="P23">GUI (Bruch)</text:p>
        </text:list-item>
        <text:list-item>
          <text:p text:style-name="P23">VR (Nur virtuell)</text:p>
        </text:list-item>
        <text:list-item>
          <text:p text:style-name="P23">Ubiquitous Computers (eingebettet)</text:p>
        </text:list-item>
        <text:list-item>
          <text:p text:style-name="P23">AR (Erweitert)</text:p>
        </text:list-item>
      </text:list>
      <text:h text:style-name="Heading_20_1" text:outline-level="1"><text:bookmark-start text:name="interaktionssystemtypen"/>Interaktionssystemtypen<text:bookmark-end text:name="interaktionssystemtypen"/></text:h>
      <text:list text:style-name="L23">
        <text:list-item>
          <text:p text:style-name="P24">Kommandosystem: Effizient für Experten, aber inneffizient für Anfänger</text:p>
        </text:list-item>
        <text:list-item>
          <text:p text:style-name="P24">Menü-Masken-System: Linearer Aufbau, aber für Anfänger einfacher</text:p>
        </text:list-item>
        <text:list-item>
          <text:p text:style-name="P24">Hypermedia-Systeme: Kein starrer Aufbau</text:p>
        </text:list-item>
        <text:list-item>
          <text:p text:style-name="P24">GUI: Ständige Visualisierung &amp; direkte Manipulation, aber für Experten potentiell langsamer</text:p>
        </text:list-item>
        <text:list-item>
          <text:p text:style-name="P24">VR: Komplett immersiv (Vor- und Nachteil), Cyber-Sickness, teuer</text:p>
        </text:list-item>
        <text:list-item>
          <text:p text:style-name="P24">AR: Bezug zur realen Welt ist immer noch da, aber noch ein Device notwendig</text:p>
        </text:list-item>
        <text:list-item>
          <text:p text:style-name="P24">Tangible Media: Echte direkte Manipulation, aber extrem teuer und schwer</text:p>
        </text:list-item>
      </text:list>
      <text:h text:style-name="Heading_20_1" text:outline-level="1"><text:bookmark-start text:name="augen-subsysteme"/>Augen-Subsysteme<text:bookmark-end text:name="augen-subsysteme"/></text:h>
      <text:list text:style-name="L24">
        <text:list-item>
          <text:p text:style-name="P25">Stäbchen: Graustufen</text:p>
        </text:list-item>
        <text:list-item>
          <text:p text:style-name="P25">Zapfen: Farben</text:p>
        </text:list-item>
        <text:list-item>
          <text:p text:style-name="P25">Macula: Zapfen in der Mitte</text:p>
        </text:list-item>
        <text:list-item>
          <text:p text:style-name="P25">Fovea: Stäbchen in der Mitte, Ort der größten Sehschärfe</text:p>
        </text:list-item>
      </text:list>
      <text:h text:style-name="Heading_20_1" text:outline-level="1"><text:bookmark-start text:name="fitts-law"/>Fitt’s Law<text:bookmark-end text:name="fitts-law"/></text:h>
      <text:p text:style-name="First_20_paragraph">Formel für die Positionierzeit.</text:p>
      <text:p text:style-name="Text_20_body"><draw:frame draw:style-name="fr1" text:anchor-type="as-char"><draw:object xlink:href="Formula-0/" xlink:type="simple" xlink:show="embed" xlink:actuate="onLoad"/></draw:frame></text:p>
      <text:p text:style-name="Text_20_body"><draw:frame draw:style-name="fr1" text:anchor-type="as-char"><draw:object xlink:href="Formula-2/" xlink:type="simple" xlink:show="embed" xlink:actuate="onLoad"/></draw:frame>: 50<text:line-break/><draw:frame draw:style-name="fr1" text:anchor-type="as-char"><draw:object xlink:href="Formula-4/" xlink:type="simple" xlink:show="embed" xlink:actuate="onLoad"/></draw:frame>: 150<text:line-break/><draw:frame draw:style-name="fr1" text:anchor-type="as-char"><draw:object xlink:href="Formula-6/" xlink:type="simple" xlink:show="embed" xlink:actuate="onLoad"/></draw:frame>: Distanz vom Mauszeiger zur Mitte des Ziels<text:line-break/><draw:frame draw:style-name="fr1" text:anchor-type="as-char"><draw:object xlink:href="Formula-8/" xlink:type="simple" xlink:show="embed" xlink:actuate="onLoad"/></draw:frame>: Durchmesser des Ziels entlang der Bewegungsrichtung des Mauszeigers</text:p>
      <text:h text:style-name="Heading_20_1" text:outline-level="1"><text:bookmark-start text:name="hicks-law"/>Hick’s Law<text:bookmark-end text:name="hicks-law"/></text:h>
      <text:p text:style-name="First_20_paragraph">Formel für die Auswahlzeit.</text:p>
      <text:p text:style-name="Text_20_body"><draw:frame draw:style-name="fr1" text:anchor-type="as-char"><draw:object xlink:href="Formula-10/" xlink:type="simple" xlink:show="embed" xlink:actuate="onLoad"/></draw:frame></text:p>
      <text:p text:style-name="Text_20_body"><draw:frame draw:style-name="fr1" text:anchor-type="as-char"><draw:object xlink:href="Formula-12/" xlink:type="simple" xlink:show="embed" xlink:actuate="onLoad"/></draw:frame>: 50<text:line-break/><draw:frame draw:style-name="fr1" text:anchor-type="as-char"><draw:object xlink:href="Formula-14/" xlink:type="simple" xlink:show="embed" xlink:actuate="onLoad"/></draw:frame>: 150<text:line-break/><draw:frame draw:style-name="fr1" text:anchor-type="as-char"><draw:object xlink:href="Formula-16/" xlink:type="simple" xlink:show="embed" xlink:actuate="onLoad"/></draw:frame>: Anzahl der Auswahlmöglichkeiten (z.B. Menüpunkte)</text:p>
      <text:h text:style-name="Heading_20_1" text:outline-level="1"><text:bookmark-start text:name="gestentypen"/>Gestentypen<text:bookmark-end text:name="gestentypen"/></text:h>
      <text:list text:style-name="L25">
        <text:list-item>
          <text:p text:style-name="P26">Kopfgesten (Erkennung von Zustimmung im Indischen Raum, Ashish Kapoor)</text:p>
        </text:list-item>
        <text:list-item>
          <text:p text:style-name="P26">Handgesten (Öffnen des Startmenüs der Hololens)</text:p>
        </text:list-item>
        <text:list-item>
          <text:p text:style-name="P26">Fingergesten (Touchscreen)</text:p>
        </text:list-item>
        <text:list-item>
          <text:p text:style-name="P26">3D-Gesten (Wii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Notes</dc:title>
    <dc:description/>
    <dc:subject>Uni HCI Notes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07-03T00:08:20Z</meta:creation-date>
    <dc:date>2022-07-03T00:08:20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row>
    <msub>
      <mi>t</mi>
      <mi>p</mi>
    </msub>
    <mo>=</mo>
    <mi>a</mi>
    <mo>+</mo>
    <mi>b</mi>
    <mo>*</mo>
    <mi>l</mi>
    <mi>o</mi>
    <msub>
      <mi>g</mi>
      <mn>2</mn>
    </msub>
    <mo stretchy="false" form="prefix">(</mo>
    <mfrac>
      <mi>D</mi>
      <mi>W</mi>
    </mfrac>
    <mo>+</mo>
    <mn>1</mn>
    <mo stretchy="false" form="postfix">)</mo>
  </mrow>
</math>
</file>

<file path=Formula-10/content.xml><?xml version="1.0" encoding="utf-8"?>
<math xmlns="http://www.w3.org/1998/Math/MathML" display="inline">
  <mrow>
    <msub>
      <mi>t</mi>
      <mi>a</mi>
    </msub>
    <mo>=</mo>
    <mi>a</mi>
    <mo>+</mo>
    <mi>b</mi>
    <mo>*</mo>
    <mi>l</mi>
    <mi>o</mi>
    <msub>
      <mi>g</mi>
      <mn>2</mn>
    </msub>
    <mo stretchy="false" form="prefix">(</mo>
    <mi>n</mi>
    <mo>+</mo>
    <mn>1</mn>
    <mo stretchy="false" form="postfix">)</mo>
  </mrow>
</math>
</file>

<file path=Formula-12/content.xml><?xml version="1.0" encoding="utf-8"?>
<math xmlns="http://www.w3.org/1998/Math/MathML" display="inline">
  <mi>a</mi>
</math>
</file>

<file path=Formula-14/content.xml><?xml version="1.0" encoding="utf-8"?>
<math xmlns="http://www.w3.org/1998/Math/MathML" display="inline">
  <mi>b</mi>
</math>
</file>

<file path=Formula-16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i>a</mi>
</math>
</file>

<file path=Formula-4/content.xml><?xml version="1.0" encoding="utf-8"?>
<math xmlns="http://www.w3.org/1998/Math/MathML" display="inline">
  <mi>b</mi>
</math>
</file>

<file path=Formula-6/content.xml><?xml version="1.0" encoding="utf-8"?>
<math xmlns="http://www.w3.org/1998/Math/MathML" display="inline">
  <mi>D</mi>
</math>
</file>

<file path=Formula-8/content.xml><?xml version="1.0" encoding="utf-8"?>
<math xmlns="http://www.w3.org/1998/Math/MathML" display="inline">
  <mi>W</mi>
</math>
</file>